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DejaVu Math" svg:font-family="'TeX Gyre DejaVu Math'" style:font-pitch="variable"/>
    <style:font-face style:name="TeX Gyre DejaVu Math1" svg:font-family="'TeX Gyre DejaVu Math'" style:font-adornments="Reg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342cm" fo:min-width="1.522cm"/>
    </style:style>
    <style:style style:name="gr2" style:family="graphic" style:parent-style-name="Text_20_A4">
      <style:graphic-properties draw:marker-end="Arrowheads_20_1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5" style:family="graphic" style:parent-style-name="Text_20_A4">
      <style:graphic-properties fo:min-height="0.67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svg:stroke-color="#666666" draw:marker-start="" draw:marker-end="Arrow_20_short" draw:marker-end-width="0.2cm" draw:fill="solid" draw:fill-color="#80808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tyle="italic"/>
    </style:style>
    <style:style style:name="P4" style:family="paragraph">
      <style:paragraph-properties style:writing-mode="lr-tb"/>
    </style:style>
    <style:style style:name="P5" style:family="paragraph">
      <loext:graphic-properties draw:fill="solid" draw:fill-color="#808080"/>
      <style:paragraph-properties fo:text-align="center" style:writing-mode="lr-tb"/>
      <style:text-properties fo:font-size="28pt" style:font-size-asian="24pt" style:font-size-complex="24pt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8cm" svg:height="5.08cm" svg:x="1.952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8cm" svg:height="5.08cm" svg:x="7.985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345cm" svg:y1="4.309cm" svg:x2="7.885cm" svg:y2="4.309cm">
          <text:p/>
        </draw:line>
        <draw:frame draw:style-name="gr3" draw:text-style-name="P3" draw:layer="layout" svg:width="1.34cm" svg:height="1.27cm" svg:x="2.952cm" svg:y="1.317cm">
          <draw:text-box draw:corner-radius="0.244cm">
            <text:p><text:span text:style-name="T1">D</text:span></text:p>
          </draw:text-box>
        </draw:frame>
        <draw:frame draw:style-name="gr4" draw:text-style-name="P3" draw:layer="layout" svg:width="1.34cm" svg:height="0.952cm" svg:x="8.985cm" svg:y="1.317cm">
          <draw:text-box>
            <text:p><text:span text:style-name="T1">Z</text:span></text:p>
          </draw:text-box>
        </draw:frame>
        <draw:frame draw:style-name="gr5" draw:text-style-name="P4" draw:layer="layout" svg:width="0.635cm" svg:height="0.674cm" svg:x="3.206cm" svg:y="3.039cm">
          <draw:text-box>
            <text:p>1</text:p>
          </draw:text-box>
        </draw:frame>
        <draw:frame draw:style-name="gr5" draw:text-style-name="P4" draw:layer="layout" svg:width="0.635cm" svg:height="0.674cm" svg:x="3.206cm" svg:y="4.239cm">
          <draw:text-box>
            <text:p>2</text:p>
          </draw:text-box>
        </draw:frame>
        <draw:frame draw:style-name="gr5" draw:text-style-name="P4" draw:layer="layout" svg:width="0.635cm" svg:height="0.674cm" svg:x="3.206cm" svg:y="5.339cm">
          <draw:text-box>
            <text:p>3</text:p>
          </draw:text-box>
        </draw:frame>
        <draw:frame draw:style-name="gr5" draw:text-style-name="P4" draw:layer="layout" svg:width="0.635cm" svg:height="0.674cm" svg:x="9.256cm" svg:y="3.039cm">
          <draw:text-box>
            <text:p>2</text:p>
          </draw:text-box>
        </draw:frame>
        <draw:frame draw:style-name="gr5" draw:text-style-name="P4" draw:layer="layout" svg:width="0.635cm" svg:height="0.674cm" svg:x="9.256cm" svg:y="4.239cm">
          <draw:text-box>
            <text:p>4</text:p>
          </draw:text-box>
        </draw:frame>
        <draw:frame draw:style-name="gr5" draw:text-style-name="P4" draw:layer="layout" svg:width="0.635cm" svg:height="0.674cm" svg:x="9.256cm" svg:y="5.339cm">
          <draw:text-box>
            <text:p>9</text:p>
          </draw:text-box>
        </draw:frame>
        <draw:frame draw:style-name="gr6" draw:text-style-name="P2" draw:layer="layout" svg:width="1.999cm" svg:height="0.999cm" svg:x="-1.449cm" svg:y="6.5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7" draw:text-style-name="P5" draw:layer="layout" svg:x1="3.841cm" svg:y1="3.422cm" svg:x2="8.937cm" svg:y2="3.422cm">
          <text:p/>
        </draw:line>
        <draw:line draw:style-name="gr7" draw:text-style-name="P5" draw:layer="layout" svg:x1="3.841cm" svg:y1="4.522cm" svg:x2="8.937cm" svg:y2="4.522cm">
          <text:p/>
        </draw:line>
        <draw:line draw:style-name="gr7" draw:text-style-name="P5" draw:layer="layout" svg:x1="3.841cm" svg:y1="5.622cm" svg:x2="8.937cm" svg:y2="5.62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DejaVu Math" svg:font-family="'TeX Gyre DejaVu Math'" style:font-pitch="variable"/>
    <style:font-face style:name="TeX Gyre DejaVu Math1" svg:font-family="'TeX Gyre DejaVu Math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11111" loext:opacity="100%" style:text-outline="false" style:text-line-through-style="none" style:text-line-through-type="none" style:font-name="TeX Gyre DejaVu Math1" fo:font-family="'TeX Gyre DejaVu Math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color="#50938a" loext:opacity="100%" fo:font-size="14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  <style:text-properties fo:font-size="18pt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.792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6T12:54:35.947738697</meta:creation-date>
    <dc:date>2022-10-18T10:24:23.366911693</dc:date>
    <meta:editing-duration>PT3M49S</meta:editing-duration>
    <meta:editing-cycles>2</meta:editing-cycles>
    <meta:generator>LibreOffice/7.3.6.2$Linux_X86_64 LibreOffice_project/30$Build-2</meta:generator>
    <meta:document-statistic meta:object-count="15"/>
  </office:meta>
</office:document-meta>
</file>

<file path=Object 1/content.xml><?xml version="1.0" encoding="utf-8"?>
<math xmlns="http://www.w3.org/1998/Math/MathML" display="block"/>
</file>